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6.217cm" fo:margin-left="0.766cm" table:align="left"/>
    </style:style>
    <style:style style:name="Tabla1.A" style:family="table-column">
      <style:table-column-properties style:column-width="8.098cm"/>
    </style:style>
    <style:style style:name="Tabla1.B" style:family="table-column">
      <style:table-column-properties style:column-width="8.11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justify" style:justify-single-word="false"/>
      <style:text-properties fo:font-size="26pt" officeooo:rsid="0046a64d" style:font-size-asian="26pt" style:font-size-complex="26pt"/>
    </style:style>
    <style:style style:name="P2" style:family="paragraph" style:parent-style-name="Table_20_Contents">
      <style:paragraph-properties fo:text-align="justify" style:justify-single-word="false"/>
      <style:text-properties officeooo:rsid="005293e2" officeooo:paragraph-rsid="005293e2"/>
    </style:style>
    <style:style style:name="P3" style:family="paragraph" style:parent-style-name="Table_20_Contents">
      <style:paragraph-properties fo:text-align="justify" style:justify-single-word="false"/>
      <style:text-properties officeooo:rsid="005453ee" officeooo:paragraph-rsid="005453ee"/>
    </style:style>
    <style:style style:name="P4" style:family="paragraph" style:parent-style-name="Standard">
      <style:paragraph-properties fo:text-align="justify" style:justify-single-word="false"/>
      <style:text-properties officeooo:rsid="0044d53a" officeooo:paragraph-rsid="00440d70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3beb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4dc9b9" officeooo:paragraph-rsid="0003beb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4dc9b9" officeooo:paragraph-rsid="0048c454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405139" officeooo:paragraph-rsid="00405139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fo:font-weight="normal" officeooo:rsid="004dc9b9" officeooo:paragraph-rsid="004dc9b9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4e62b0" officeooo:paragraph-rsid="004e62b0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4e62b0" officeooo:paragraph-rsid="00405139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4ec5a9" officeooo:paragraph-rsid="0040513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4ec5a9" officeooo:paragraph-rsid="004ec5a9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4ec5a9" officeooo:paragraph-rsid="005623e9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42b892" officeooo:paragraph-rsid="0042b892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514688" officeooo:paragraph-rsid="00514688"/>
    </style:style>
    <style:style style:name="P17" style:family="paragraph" style:parent-style-name="Standard" style:list-style-name="L1">
      <style:paragraph-properties fo:text-align="justify" style:justify-single-word="false">
        <style:tab-stops>
          <style:tab-stop style:position="0.044cm"/>
        </style:tab-stops>
      </style:paragraph-properties>
      <style:text-properties officeooo:rsid="00522d27" officeooo:paragraph-rsid="00522d27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522d27" officeooo:paragraph-rsid="00522d27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5293e2" officeooo:paragraph-rsid="005293e2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440d70" officeooo:paragraph-rsid="005293e2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559d0c" officeooo:paragraph-rsid="00559d0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5623e9" officeooo:paragraph-rsid="005623e9"/>
    </style:style>
    <style:style style:name="P23" style:family="paragraph" style:parent-style-name="Standard" style:list-style-name="L1">
      <style:paragraph-properties fo:text-align="justify" style:justify-single-word="false"/>
      <style:text-properties fo:font-style="italic" officeooo:rsid="004ec5a9" officeooo:paragraph-rsid="00405139" style:font-style-asian="italic" style:font-style-complex="italic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56afda" officeooo:paragraph-rsid="0056afda"/>
    </style:style>
    <style:style style:name="P25" style:family="paragraph" style:parent-style-name="Table_20_Contents">
      <style:paragraph-properties fo:text-align="justify" style:justify-single-word="false"/>
      <style:text-properties officeooo:rsid="005453ee" officeooo:paragraph-rsid="00571a00"/>
    </style:style>
    <style:style style:name="P26" style:family="paragraph" style:parent-style-name="Table_20_Contents">
      <style:paragraph-properties fo:text-align="justify" style:justify-single-word="false"/>
      <style:text-properties officeooo:rsid="005453ee" officeooo:paragraph-rsid="00571a00" fo:background-color="#fff200"/>
    </style:style>
    <style:style style:name="T1" style:family="text">
      <style:text-properties officeooo:rsid="004dc9b9"/>
    </style:style>
    <style:style style:name="T2" style:family="text">
      <style:text-properties officeooo:rsid="005453ee"/>
    </style:style>
    <style:style style:name="T3" style:family="text">
      <style:text-properties officeooo:rsid="00559d0c"/>
    </style:style>
    <style:style style:name="T4" style:family="text">
      <style:text-properties officeooo:rsid="005623e9"/>
    </style:style>
    <style:style style:name="T5" style:family="text">
      <style:text-properties officeooo:rsid="0056afda"/>
    </style:style>
    <style:style style:name="T6" style:family="text">
      <style:text-properties officeooo:rsid="00571a0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571a00" fo:background-color="#fff200" loext:char-shading-value="0"/>
    </style:style>
    <style:style style:name="T9" style:family="text">
      <style:text-properties officeooo:rsid="00571a00" fo:background-color="#fff200" loext:char-shading-value="0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5453ee" fo:background-color="#fff200" loext:char-shading-value="0"/>
    </style:style>
    <style:style style:name="T12" style:family="text">
      <style:text-properties officeooo:rsid="005453ee" fo:background-color="#fff200" loext:char-shading-value="0"/>
    </style:style>
    <style:style style:name="T13" style:family="text">
      <style:text-properties officeooo:rsid="0057ec6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<text:span text:style-name="T1">2</text:span>. Exercicis d<text:span text:style-name="T1">e repàs</text:span></text:p>
      <text:list xml:id="list3058101144" text:style-name="L1">
        <text:list-header>
          <text:p text:style-name="P5"/>
        </text:list-header>
        <text:list-item>
          <text:p text:style-name="P6">Hem vist que l'arquitectura d'Android està formada per 6 capes. Explica quina és la funció de cadascuna d'aquestes capes.</text:p>
          <text:list>
            <text:list-header>
              <text:p text:style-name="P21">El nucli de linux: s’encaarrredga de la gestió del maquinari i el programari.</text:p>
              <text:p text:style-name="P21">Abstracció de maquinari(HAL): Proporciona interficies estandar <text:s/>que exposen les capacitats del maquinari del dispositiu al framework de la java API.</text:p>
              <text:p text:style-name="P21">Android Runtime(ART):Desde la versió 5.0 utilitza Dalvik cada APP es com un usuari de linux.</text:p>
              <text:p text:style-name="P21">Bilioteques: Escrites en c/c++ proporcionen la major part de les seues capacitats.</text:p>
              <text:p text:style-name="P21">Framework de la java API: Totes les funcions del SO están disponibles mitjançant API escrites en java.</text:p>
              <text:p text:style-name="P21">APPs del sistema: Com el <text:s/>marcador telefónic, contactes, etc...les APPs del sistema funcionen com a APPs del ussuari.</text:p>
            </text:list-header>
          </text:list>
          <text:p text:style-name="P5"/>
        </text:list-item>
        <text:list-item>
          <text:p text:style-name="P6">Quina extensió tenen els fitxers instal.lables en Android?</text:p>
          <text:p text:style-name="P21">Tenen extenció .APK</text:p>
          <text:p text:style-name="P5"/>
          <text:p text:style-name="P5"/>
        </text:list-item>
        <text:list-item>
          <text:p text:style-name="P8">Marca si són vertaderes (V) o falses (F) les opcions. En general considerem que un dispositiu mòbil té les següents característiques:</text:p>
          <text:list>
            <text:list-item>
              <text:p text:style-name="P8">Android és <text:span text:style-name="T1">multiusuari -V</text:span></text:p>
            </text:list-item>
            <text:list-item>
              <text:p text:style-name="P7">En Android cada aplicació es considera un usuari diferent -<text:span text:style-name="T3">V</text:span></text:p>
            </text:list-item>
            <text:list-item>
              <text:p text:style-name="P9">Totes les aplicacions Android s'executen en el mateix procés de Linux. -<text:span text:style-name="T4">F</text:span></text:p>
            </text:list-item>
            <text:list-item>
              <text:p text:style-name="P10">Les aplicacions Android han de solicitar permisos a l'usuari per poder accedir a recursos del dispositiu. -<text:span text:style-name="T4">V</text:span></text:p>
            </text:list-item>
            <text:list-item>
              <text:p text:style-name="P10">Els components s'activen mitjançant missatges asíncrons anomenats Intent.-<text:span text:style-name="T4">V</text:span></text:p>
              <text:p text:style-name="P8"/>
            </text:list-item>
          </text:list>
        </text:list-item>
        <text:list-item>
          <text:p text:style-name="P11">Explica els 4 components principals que hi ha al SO Android</text:p>
          <text:p text:style-name="P22">Activities</text:p>
          <text:p text:style-name="P22">Services</text:p>
          <text:p text:style-name="P22">Content providers</text:p>
          <text:p text:style-name="P22">Brodcast receivers</text:p>
          <text:p text:style-name="P8"/>
        </text:list-item>
        <text:list-item>
          <text:p text:style-name="P12">Indica la ruta relativa a la carpeta del projecte, que conté el codi Java d'una aplicació Android.</text:p>
          <text:p text:style-name="P23"><text:span text:style-name="T4">app/src/main/java</text:span></text:p>
          <text:p text:style-name="P8"/>
          <text:p text:style-name="P8"/>
        </text:list-item>
        <text:list-item>
          <text:p text:style-name="P13">Qué podem trobar a la carpeta app/src/main/res/layout?</text:p>
          <text:p text:style-name="P22">El XML <text:span text:style-name="T5">amb la informació de la interficie grafica </text:span>del<text:span text:style-name="T5">s</text:span> <text:span text:style-name="T5">activities</text:span>.</text:p>
          <text:p text:style-name="P13"/>
        </text:list-item>
        <text:list-item>
          <text:p text:style-name="P14">Explica que <text:span text:style-name="T4">conte el arxiu AndroidManifest.xml.</text:span></text:p>
          <text:p text:style-name="P13"><text:span text:style-name="T4">C</text:span>onté <text:s/><text:span text:style-name="T4">el XML amb els aspectes principals de la aplicació.</text:span></text:p>
          <text:p text:style-name="P13"/>
        </text:list-item>
        <text:list-item>
          <text:p text:style-name="P13">Per què hi ha un mínim de 2 arxius build.gradle a un projecte Android?</text:p>
          <text:p text:style-name="P22">Un conté la informació necessaria per a la compilació de la aplicació, <text:span text:style-name="T5">El altre es especific per a cada modul de la aplicació.</text:span></text:p>
          <text:p text:style-name="P22"/>
          <text:p text:style-name="P15"/>
        </text:list-item>
        <text:list-item>
          <text:p text:style-name="P16"><text:soft-page-break/>Explica de quines formes podem incloure llibreries externes al nostre projecte Android?</text:p>
          <text:p text:style-name="P24"><text:span text:style-name="T6">E</text:span>n el Build.Gradle i copiant-les directament <text:s/>a la carpeta app/libs</text:p>
          <text:p text:style-name="P16"/>
        </text:list-item>
        <text:list-item>
          <text:p text:style-name="P17">Fes un esquema amb les eines de dibuix del Writer/Word (LibreOffice/Office) on expliques el cicle de vida d'una Activity. </text:p>
          <text:p text:style-name="P18"/>
          <text:p text:style-name="P18"/>
        </text:list-item>
        <text:list-item>
          <text:p text:style-name="P19">Relaciona cada definició amb la seua etiqueta de declaració al AndroidManifest.xml.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Interfície gràfica d'usuari <text:span text:style-name="T10">-</text:span><text:span text:style-name="T9">activity</text:span></text:p>
          </table:table-cell>
          <table:table-cell table:style-name="Tabla1.B1" office:value-type="string">
            <text:p text:style-name="P3">&lt;receiver&gt;</text:p>
          </table:table-cell>
        </table:table-row>
        <table:table-row>
          <table:table-cell table:style-name="Tabla1.A2" office:value-type="string">
            <text:p text:style-name="P2">Tasca en segon <text:span text:style-name="T2">pla </text:span><text:span text:style-name="T12">-service</text:span></text:p>
          </table:table-cell>
          <table:table-cell table:style-name="Tabla1.B2" office:value-type="string">
            <text:p text:style-name="P3">&lt;provider&gt;</text:p>
          </table:table-cell>
        </table:table-row>
        <table:table-row>
          <table:table-cell table:style-name="Tabla1.A2" office:value-type="string">
            <text:p text:style-name="P3">Compartir dades amb altres apps <text:span text:style-name="T10">-</text:span><text:span text:style-name="T9">provider</text:span></text:p>
          </table:table-cell>
          <table:table-cell table:style-name="Tabla1.B2" office:value-type="string">
            <text:p text:style-name="P3">&lt;activity&gt;</text:p>
          </table:table-cell>
        </table:table-row>
        <table:table-row>
          <table:table-cell table:style-name="Tabla1.A2" office:value-type="string">
            <text:p text:style-name="P25">Enviar o rebre difusions del SO Android </text:p>
            <text:p text:style-name="P26">-<text:span text:style-name="T6">reciver</text:span></text:p>
          </table:table-cell>
          <table:table-cell table:style-name="Tabla1.B2" office:value-type="string">
            <text:p text:style-name="P3">&lt;service&gt;</text:p>
          </table:table-cell>
        </table:table-row>
      </table:table>
      <text:list xml:id="list91119941121981" text:continue-numbering="true" text:style-name="L1">
        <text:list-header>
          <text:p text:style-name="P20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5:40:46.429196211</meta:creation-date>
    <dc:date>2019-09-24T09:11:18.199279579</dc:date>
    <meta:editing-duration>P1DT13H45M26S</meta:editing-duration>
    <meta:editing-cycles>71</meta:editing-cycles>
    <meta:generator>LibreOffice/6.0.7.3$Linux_X86_64 LibreOffice_project/00m0$Build-3</meta:generator>
    <meta:document-statistic meta:table-count="1" meta:image-count="0" meta:object-count="0" meta:page-count="2" meta:paragraph-count="42" meta:word-count="403" meta:character-count="2565" meta:non-whitespace-character-count="2198"/>
  </office:meta>
</office:document-meta>
</file>